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10000029BDE505CEDA62F1201.png" manifest:media-type="image/png"/>
  <manifest:file-entry manifest:full-path="Pictures/10000201000003640000028D5F4241EDD8E7517A.png" manifest:media-type="image/png"/>
  <manifest:file-entry manifest:full-path="Pictures/10000201000003670000028D671C50F5752E3B49.png" manifest:media-type="image/png"/>
  <manifest:file-entry manifest:full-path="Pictures/100002010000036C0000029AB8272ABE37AA8C77.png" manifest:media-type="image/png"/>
  <manifest:file-entry manifest:full-path="Pictures/10000201000003650000028C61EAC321A2917739.png" manifest:media-type="image/png"/>
  <manifest:file-entry manifest:full-path="Pictures/100002010000036B0000028DE872C6579C99AA12.png" manifest:media-type="image/png"/>
  <manifest:file-entry manifest:full-path="Pictures/1000020100000369000002911BE1F04931606D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6091in"/>
        </style:tab-stops>
      </style:paragraph-properties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154in" svg:y="0.0382in" svg:width="3.2717in" svg:height="2.4764in" draw:z-index="0"><draw:image xlink:href="Pictures/10000201000003710000029BDE505CEDA62F1201.png" xlink:type="simple" xlink:show="embed" xlink:actuate="onLoad" loext:mime-type="image/png"/></draw:frame><draw:frame draw:style-name="fr1" draw:name="Image2" text:anchor-type="paragraph" svg:x="3.3327in" svg:y="0.0382in" svg:width="3.3335in" svg:height="2.4992in" draw:z-index="1"><draw:image xlink:href="Pictures/10000201000003670000028D671C50F5752E3B49.png" xlink:type="simple" xlink:show="embed" xlink:actuate="onLoad" loext:mime-type="image/png"/></draw:frame><draw:frame draw:style-name="fr1" draw:name="Image4" text:anchor-type="paragraph" svg:x="3.3862in" svg:y="2.711in" svg:width="3.2866in" svg:height="2.472in" draw:z-index="3"><draw:image xlink:href="Pictures/10000201000003640000028D5F4241EDD8E7517A.png" xlink:type="simple" xlink:show="embed" xlink:actuate="onLoad" loext:mime-type="image/png"/></draw:frame><draw:frame draw:style-name="fr1" draw:name="Image5" text:anchor-type="paragraph" svg:x="0.0008in" svg:y="5.3646in" svg:width="3.4472in" svg:height="2.6209in" draw:z-index="4"><draw:image xlink:href="Pictures/100002010000036C0000029AB8272ABE37AA8C77.png" xlink:type="simple" xlink:show="embed" xlink:actuate="onLoad" loext:mime-type="image/png"/></draw:frame></text:p>
      <text:p text:style-name="Standard"><draw:frame draw:style-name="fr1" draw:name="Image6" text:anchor-type="paragraph" svg:x="3.4472in" svg:y="5.2945in" svg:width="3.2717in" svg:height="2.4543in" draw:z-index="5"><draw:image xlink:href="Pictures/10000201000003650000028C61EAC321A2917739.png" xlink:type="simple" xlink:show="embed" xlink:actuate="onLoad" loext:mime-type="image/png"/></draw:frame><draw:frame draw:style-name="fr1" draw:name="Image7" text:anchor-type="paragraph" svg:x="0.2571in" svg:y="7.9189in" svg:width="3.2681in" svg:height="2.439in" draw:z-index="6"><draw:image xlink:href="Pictures/100002010000036B0000028DE872C6579C99AA12.png" xlink:type="simple" xlink:show="embed" xlink:actuate="onLoad" loext:mime-type="image/png"/></draw:frame><draw:frame draw:style-name="fr1" draw:name="Image3" text:anchor-type="paragraph" svg:x="0.0118in" svg:y="2.5756in" svg:width="3.3752in" svg:height="2.5398in" draw:z-index="2"><draw:image xlink:href="Pictures/1000020100000369000002911BE1F04931606D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00:17:01.728000000</meta:creation-date>
    <dc:date>2020-02-07T22:01:15.130000000</dc:date>
    <meta:editing-duration>PT4H34M57S</meta:editing-duration>
    <meta:editing-cycles>2</meta:editing-cycles>
    <meta:generator>LibreOffice/6.3.4.2$Windows_X86_64 LibreOffice_project/60da17e045e08f1793c57c00ba83cdfce946d0aa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